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'Segoe UI', Helvetica, Arial, 'Lucida Grand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lk over to and sit across from the red-haired woman with the book. "I've never seen anything like that," I half-shout over the roar of the inn. "May I ask how you came by it?" Assuming that I don't find out via her immediate response, I would also like to make an inquiry about the subject matter of the book.<text:line-break/></text:p>
      <text:p text:style-name="Standard"><text:line-break/>She looks up, her green eyes magnified by her huge glasses. Studying her up close, you realize she is wearing college robes. From the blue-on-maroon color, you can guess that she is from Pike. She has a thin face and a long nose. “What? Oh, well, um... I found it in the tunnels below the library in Veragost. You see, I am researching the riverlands-- I've always been fascinated with them. Quite a curiosity, isn't it? The book's cover, I mean.”</text:p>
      <text:p text:style-name="Standard">You ask her what the book is about.</text:p>
      <text:p text:style-name="Standard">“Well, so far it seems to be a detailing of the Riverrun from the Old Times; all the secrets it once held. It's written in the writing of the Elds though, and it takes some time and energy to keep up the spell to read it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'Segoe UI', Helvetica, Arial, 'Lucida Grande'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lan Roth</meta:initial-creator>
    <meta:creation-date>2015-07-29T13:51:41.15</meta:creation-date>
    <dc:date>2015-07-30T18:41:43.95</dc:date>
    <dc:creator>Nolan Roth</dc:creator>
    <meta:editing-duration>PT27M22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4" meta:word-count="197" meta:character-count="1019"/>
  </office:meta>
</office:document-meta>
</file>